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4c3" officeooo:paragraph-rsid="000f04c3"/>
    </style:style>
    <style:style style:name="P2" style:family="paragraph" style:parent-style-name="Table_20_Contents">
      <style:text-properties officeooo:rsid="00105b03" officeooo:paragraph-rsid="00105b03"/>
    </style:style>
    <style:style style:name="P3" style:family="paragraph" style:parent-style-name="Table_20_Contents">
      <style:text-properties officeooo:rsid="0012f76b" officeooo:paragraph-rsid="0012f76b"/>
    </style:style>
    <style:style style:name="P4" style:family="paragraph" style:parent-style-name="Text_20_body">
      <style:text-properties officeooo:rsid="000f04c3" officeooo:paragraph-rsid="000f04c3"/>
    </style:style>
    <style:style style:name="P5" style:family="paragraph" style:parent-style-name="Text_20_body">
      <style:text-properties officeooo:rsid="0012f76b" officeooo:paragraph-rsid="0012f76b"/>
    </style:style>
    <style:style style:name="P6" style:family="paragraph" style:parent-style-name="Table_20_Contents">
      <style:text-properties officeooo:rsid="0013e1d5" officeooo:paragraph-rsid="0013e1d5"/>
    </style:style>
    <style:style style:name="T1" style:family="text">
      <style:text-properties officeooo:rsid="000f0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ories</text:p>
      <text:p text:style-name="P4">title: Command Line Quadratic Solver</text:p>
      <text:p text:style-name="P4">Date: 1-24-18</text:p>
      <text:p text:style-name="P4">intro: Client needs a program to solve quadratic equations to IEEE single precision floating point standard. Program will be used by engineers and installed by operations manager. Quadratic Equation: ax^2 +bx+c</text:p>
      <text:p text:style-name="P4">S1: Manager installs program on all computers.</text:p>
      <text:p text:style-name="P4">S2: engineer enters 3 valid numbers a b and c.</text:p>
      <text:p text:style-name="P4">S3: engineer enters 1 or more invalid numbers a b and/or c.</text:p>
      <text:p text:style-name="P4">S4: engineer gets 2 valid roots as output rounded correctly</text:p>
      <text:p text:style-name="P4">S5: engineer gets 1 valid root as rounded correctly</text:p>
      <text:p text:style-name="P4">S6: engineer gets no real roots but everything was valid</text:p>
      <text:p text:style-name="P4">S7: engineer gets an invalid output from rounding</text:p>
      <text:p text:style-name="P5">S8: when you start the program tell if you want to log functions</text:p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tories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Total time</text:p>
          </table:table-cell>
          <table:table-cell table:style-name="Table1.E1" office:value-type="string">
            <text:p text:style-name="Table_20_Contents">%<text:span text:style-name="T1">complete</text:span>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P2">5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6">45min</text:p>
          </table:table-cell>
          <table:table-cell table:style-name="Table1.E2" office:value-type="string">
            <text:p text:style-name="P6">35</text:p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A2" office:value-type="string">
            <text:p text:style-name="P2">45 min-1 hou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6">45min</text:p>
          </table:table-cell>
          <table:table-cell table:style-name="Table1.E2" office:value-type="string">
            <text:p text:style-name="P6">25</text:p>
          </table:table-cell>
        </table:table-row>
        <table:table-row>
          <table:table-cell table:style-name="Table1.A2" office:value-type="string">
            <text:p text:style-name="P2">s4</text:p>
          </table:table-cell>
          <table:table-cell table:style-name="Table1.A2" office:value-type="string">
            <text:p text:style-name="P2">3 hour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1hour</text:p>
          </table:table-cell>
          <table:table-cell table:style-name="Table1.E2" office:value-type="string">
            <text:p text:style-name="P6">30</text:p>
          </table:table-cell>
        </table:table-row>
        <table:table-row>
          <table:table-cell table:style-name="Table1.A2" office:value-type="string">
            <text:p text:style-name="P2">s5</text:p>
          </table:table-cell>
          <table:table-cell table:style-name="Table1.A2" office:value-type="string">
            <text:p text:style-name="P2">1 hou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1hour</text:p>
          </table:table-cell>
          <table:table-cell table:style-name="Table1.E2" office:value-type="string">
            <text:p text:style-name="P6">35</text:p>
          </table:table-cell>
        </table:table-row>
        <table:table-row>
          <table:table-cell table:style-name="Table1.A2" office:value-type="string">
            <text:p text:style-name="P2">s6</text:p>
          </table:table-cell>
          <table:table-cell table:style-name="Table1.A2" office:value-type="string">
            <text:p text:style-name="P2">45 min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6">45min</text:p>
          </table:table-cell>
          <table:table-cell table:style-name="Table1.E2" office:value-type="string">
            <text:p text:style-name="P6">50</text:p>
          </table:table-cell>
        </table:table-row>
        <table:table-row>
          <table:table-cell table:style-name="Table1.A2" office:value-type="string">
            <text:p text:style-name="P2">s7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P6">30min</text:p>
          </table:table-cell>
          <table:table-cell table:style-name="Table1.E2" office:value-type="string">
            <text:p text:style-name="P6">20</text:p>
          </table:table-cell>
        </table:table-row>
        <table:table-row>
          <table:table-cell table:style-name="Table1.A2" office:value-type="string">
            <text:p text:style-name="P3">S8</text:p>
          </table:table-cell>
          <table:table-cell table:style-name="Table1.A2" office:value-type="string">
            <text:p text:style-name="P3">1 hour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5.672940196</meta:creation-date>
    <dc:date>2018-02-18T19:18:24.132339499</dc:date>
    <meta:editing-duration>PT11M5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54" meta:word-count="171" meta:character-count="864" meta:non-whitespace-character-count="747"/>
  </office:meta>
</office:document-meta>
</file>